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_20_Spacing">
      <style:text-properties fo:font-weight="bold" style:font-weight-asian="bold"/>
    </style:style>
    <style:style style:name="P2" style:family="paragraph" style:parent-style-name="No_20_Spacing">
      <style:text-properties fo:font-weight="normal" style:font-weight-asian="normal" style:font-weight-complex="normal"/>
    </style:style>
    <style:style style:name="P3" style:family="paragraph" style:parent-style-name="No_20_Spacing">
      <style:text-properties fo:font-weight="normal" officeooo:rsid="000a38b3" officeooo:paragraph-rsid="000a38b3" style:font-weight-asian="normal" style:font-weight-complex="normal"/>
    </style:style>
    <style:style style:name="P4" style:family="paragraph" style:parent-style-name="No_20_Spacing">
      <style:text-properties officeooo:paragraph-rsid="000a38b3"/>
    </style:style>
    <style:style style:name="P5" style:family="paragraph" style:parent-style-name="No_20_Spacing">
      <style:text-properties officeooo:rsid="000bf549" officeooo:paragraph-rsid="000bf549"/>
    </style:style>
    <style:style style:name="P6" style:family="paragraph" style:parent-style-name="Text_20_Body_20_Single">
      <style:paragraph-properties fo:text-align="center" style:justify-single-word="false"/>
      <style:text-properties officeooo:paragraph-rsid="000befc1"/>
    </style:style>
    <style:style style:name="P7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itle">
      <style:text-properties fo:font-size="15pt" style:font-size-asian="15pt" style:font-size-complex="15pt"/>
    </style:style>
    <style:style style:name="P9" style:family="paragraph" style:parent-style-name="Subtitle">
      <style:text-properties officeooo:paragraph-rsid="000befc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8b3" style:font-weight-asian="bold" style:font-weight-complex="bold"/>
    </style:style>
    <style:style style:name="T4" style:family="text">
      <style:text-properties officeooo:rsid="000a38b3"/>
    </style:style>
    <style:style style:name="T5" style:family="text">
      <style:text-properties officeooo:rsid="000befc1"/>
    </style:style>
    <style:style style:name="T6" style:family="text">
      <style:text-properties officeooo:rsid="000bf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drew David Hodgson</text:p>
      <text:p text:style-name="P9">453 W 1500 S #609, <text:span text:style-name="T4">Bountiful</text:span> <text:s/>UT 84010 ++ (801)300-5549 ++ <text:a xlink:type="simple" xlink:href="mailto:andrewdavidhodgson@gmail.com"><text:span text:style-name="Internet_20_link">andrewdavidhodgson@gmail.com</text:span></text:a><text:span text:style-name="Internet_20_link">, </text:span></text:p>
      <text:p text:style-name="P9"><text:span text:style-name="Internet_20_link"><text:span text:style-name="T4">hikephotos.com</text:span></text:span></text:p>
      <text:p text:style-name="P6"><text:span text:style-name="Internet_20_link"><text:span text:style-name="T5">codepen.io/andrewdavid11</text:span></text:span></text:p>
      <text:p text:style-name="P6"><text:span text:style-name="Internet_20_link"><text:span text:style-name="T5">github.com/andrewdavid11</text:span></text:span></text:p>
      <text:p text:style-name="P8">Languages, Softwares, <text:span text:style-name="T4">and Skills</text:span></text:p>
      <text:p text:style-name="No_20_Spacing"><text:s text:c="3"/>++HTML5, CSS3, <text:span text:style-name="T4">and Responsive Design</text:span><text:tab/>++<text:span text:style-name="T4">jQuery, Javascript, PHP, and mySQL</text:span></text:p>
      <text:p text:style-name="No_20_Spacing"><text:s text:c="3"/>++Windows, Linux, <text:span text:style-name="T4">and Android OSes</text:span><text:tab/>++Wordpress, Blogspot, <text:span text:style-name="T4">Tumblr</text:span></text:p>
      <text:p text:style-name="No_20_Spacing"><text:s text:c="3"/><text:span text:style-name="T4">++Github and Git repositories <text:s text:c="3"/><text:tab/><text:tab/>++Adobe Photoshop, Dreamweaver, and Fireworks</text:span></text:p>
      <text:p text:style-name="No_20_Spacing"><text:s text:c="3"/><text:span text:style-name="T4">++FTP, SSL, Stripe, Paypal<text:tab/><text:tab/><text:tab/>++Database Design, phpMyAdmin, SQL Workbench</text:span></text:p>
      <text:p text:style-name="No_20_Spacing"><text:s text:c="3"/><text:span text:style-name="T4">++Google Adwords<text:tab/><text:tab/><text:tab/><text:tab/>++Social Media</text:span></text:p>
      <text:p text:style-name="No_20_Spacing"/>
      <text:p text:style-name="P8">Education</text:p>
      <text:p text:style-name="P1"/>
      <text:p text:style-name="P1">Davis Applied Technology Center: January 2013-<text:span text:style-name="T4">May 2014</text:span></text:p>
      <text:p text:style-name="P4"><text:s text:c="2"/>++ Web Developer <text:span text:style-name="T4">Certificate through Digitial and Media Design</text:span> <text:s text:c="3"/>++ 4.0 GP<text:span text:style-name="T4">A </text:span></text:p>
      <text:p text:style-name="P1">Arizona State University: 2002-2006</text:p>
      <text:p text:style-name="No_20_Spacing"><text:s text:c="2"/>++ B.S. Human Nutrition <text:s text:c="3"/>++ Honor’s College <text:s text:c="3"/>++ <text:s text:c="2"/>GPA of 3.78 on a 4.0 scale </text:p>
      <text:p text:style-name="No_20_Spacing"/>
      <text:p text:style-name="P8"><text:span text:style-name="T4">Selected Work </text:span>Experience</text:p>
      <text:p text:style-name="P2"><text:span text:style-name="T2">11/</text:span><text:span text:style-name="T3">20</text:span><text:span text:style-name="T2">08-06/</text:span><text:span text:style-name="T3">20</text:span><text:span text:style-name="T2">12, </text:span><text:span text:style-name="T3">11/2013-06/2014</text:span>: United States Postal Service (Salt Lake City Remote Encoding Center<text:span text:style-name="T4">)</text:span></text:p>
      <text:p text:style-name="P2"><text:span text:style-name="T2">08/07-08/08</text:span>: Habitat for Humanity Valley of the Sun Construction Assistant (through Americorps VISTA)</text:p>
      <text:p text:style-name="P2"><text:span text:style-name="T2">08/06-08/07</text:span>: Habitat for Humanity Utah Valley ReStore Coordinator (through Americorps VISTA) </text:p>
      <text:p text:style-name="P3"><text:s/>++Ebay Seller <text:s text:c="17"/>++Etsy Seller <text:s text:c="22"/>++Entrepeneur Photographer</text:p>
      <text:p text:style-name="P1"/>
      <text:p text:style-name="No_20_Spacing"/>
      <text:p text:style-name="P8">Awards, Honors, and Extras</text:p>
      <text:p text:style-name="No_20_Spacing"><text:span text:style-name="T1">DATC Student of the Month:</text:span> April, 2013 (one student chosen per program per year)</text:p>
      <text:p text:style-name="No_20_Spacing"><text:span text:style-name="T2">National Technical Honor Society</text:span>: Nominated and Inducted 2014 <text:span text:style-name="T6">through DATC</text:span></text:p>
      <text:p text:style-name="No_20_Spacing"><text:span text:style-name="T1">Staff Member of the Year: </text:span>Habitat for Humanity Valley of the Sun, 2008</text:p>
      <text:p text:style-name="No_20_Spacing"><text:span text:style-name="T1">National Merit Scholar and Allstate Scholar: </text:span>Attended ASU on full-tuition scholarship with additional stipends</text:p>
      <text:p text:style-name="No_20_Spacing"><text:span text:style-name="T1">ASU Polytechnic Campus Inaugural Term Student Senator</text:span> (2005) </text:p>
      <text:p text:style-name="No_20_Spacing"><text:span text:style-name="T1">Vice President of the ASU Student Nutrition Council </text:span>(2005)</text:p>
      <text:p text:style-name="P5">++Hiking guide/organizer for group trips <text:s text:c="3"/>++</text:p>
      <text:p text:style-name="P2"/>
      <text:p text:style-name="No_20_Spacing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pitch="variable"/>
    <style:font-face style:name="MS Mincho" svg:font-family="'MS Mincho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1" style:font-size-asian="11pt" style:language-asian="en" style:country-asian="US" style:font-name-complex="Tahoma" style:font-size-complex="11pt" style:language-complex="ar" style:country-complex="SA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_20_Singl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Default_20_Text" style:next-style-name="Subtitle" style:class="chapter">
      <style:paragraph-properties fo:margin-top="0in" fo:margin-bottom="0.2083in" style:contextual-spacing="false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_31_.Heading_20_1" style:display-name="1.Heading 1" style:family="paragraph" style:parent-style-name="Heading_20_1" style:next-style-name="Text_20_Body_20_Single" style:list-style-name="Numbering_20_1">
      <style:text-properties fo:font-size="115%" fo:font-weight="bold" style:font-size-asian="115%" style:font-weight-asian="bold" style:font-size-complex="115%" style:font-weight-complex="bold"/>
    </style:style>
    <style:style style:name="_31_.Heading_20_2" style:display-name="1.Heading 2" style:family="paragraph" style:parent-style-name="Heading_20_2" style:next-style-name="Text_20_Body_20_Single" style:list-style-name="Numbering_20_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orphans="2" fo:widows="2" style:writing-mode="lr-tb"/>
      <style:text-properties style:use-window-font-color="true"/>
    </style:style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3-10-16T07:58:14</meta:creation-date>
    <dc:date>2014-09-12T21:36:41.635709407</dc:date>
    <dc:language>en-US</dc:language>
    <meta:editing-cycles>10</meta:editing-cycles>
    <meta:editing-duration>PT1H2M52S</meta:editing-duration>
    <meta:document-statistic meta:table-count="0" meta:image-count="0" meta:object-count="0" meta:page-count="1" meta:paragraph-count="29" meta:word-count="224" meta:character-count="1741" meta:non-whitespace-character-count="1457"/>
    <meta:user-defined meta:name="Info 1"/>
    <meta:user-defined meta:name="Info 2"/>
    <meta:user-defined meta:name="Info 3"/>
    <meta:user-defined meta:name="Info 4"/>
  </office:meta>
</office:document-meta>
</file>